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0FD100000723CD8AAFDA.svm" manifest:media-type=""/>
  <manifest:file-entry manifest:full-path="Pictures/2000000900000DC000000C190EF52CA8.svm" manifest:media-type=""/>
  <manifest:file-entry manifest:full-path="Pictures/2000000900000CEC0000103B22ED3EA3.svm" manifest:media-type=""/>
  <manifest:file-entry manifest:full-path="Pictures/2000000900000EFD000008CA3E465840.svm" manifest:media-type=""/>
  <manifest:file-entry manifest:full-path="Pictures/2000000900000A0700000860388D8858.svm" manifest:media-type=""/>
  <manifest:file-entry manifest:full-path="Pictures/2000000900000CEC00000BAFE6B63816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746cm"/>
    </style:style>
    <style:style style:name="Tableau1.B" style:family="table-column">
      <style:table-column-properties style:column-width="2.937cm"/>
    </style:style>
    <style:style style:name="Tableau1.C" style:family="table-column">
      <style:table-column-properties style:column-width="8.066cm"/>
    </style:style>
    <style:style style:name="Tableau1.D" style:family="table-column">
      <style:table-column-properties style:column-width="4.26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12.753cm"/>
    </style:style>
    <style:style style:name="Tableau2.B" style:family="table-column">
      <style:table-column-properties style:column-width="4.2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1.746cm"/>
    </style:style>
    <style:style style:name="Tableau5.B" style:family="table-column">
      <style:table-column-properties style:column-width="2.937cm"/>
    </style:style>
    <style:style style:name="Tableau5.C" style:family="table-column">
      <style:table-column-properties style:column-width="8.066cm"/>
    </style:style>
    <style:style style:name="Tableau5.D" style:family="table-column">
      <style:table-column-properties style:column-width="4.263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12.753cm"/>
    </style:style>
    <style:style style:name="Tableau6.B" style:family="table-column">
      <style:table-column-properties style:column-width="4.26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.746cm"/>
    </style:style>
    <style:style style:name="Tableau3.B" style:family="table-column">
      <style:table-column-properties style:column-width="2.937cm"/>
    </style:style>
    <style:style style:name="Tableau3.C" style:family="table-column">
      <style:table-column-properties style:column-width="8.066cm"/>
    </style:style>
    <style:style style:name="Tableau3.D" style:family="table-column">
      <style:table-column-properties style:column-width="4.263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12.753cm"/>
    </style:style>
    <style:style style:name="Tableau4.B" style:family="table-column">
      <style:table-column-properties style:column-width="4.26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1.746cm"/>
    </style:style>
    <style:style style:name="Tableau7.B" style:family="table-column">
      <style:table-column-properties style:column-width="2.937cm"/>
    </style:style>
    <style:style style:name="Tableau7.C" style:family="table-column">
      <style:table-column-properties style:column-width="8.066cm"/>
    </style:style>
    <style:style style:name="Tableau7.D" style:family="table-column">
      <style:table-column-properties style:column-width="4.263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12.753cm"/>
    </style:style>
    <style:style style:name="Tableau8.B" style:family="table-column">
      <style:table-column-properties style:column-width="4.26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1.746cm"/>
    </style:style>
    <style:style style:name="Tableau9.B" style:family="table-column">
      <style:table-column-properties style:column-width="2.937cm"/>
    </style:style>
    <style:style style:name="Tableau9.C" style:family="table-column">
      <style:table-column-properties style:column-width="8.066cm"/>
    </style:style>
    <style:style style:name="Tableau9.D" style:family="table-column">
      <style:table-column-properties style:column-width="4.263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D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12.753cm"/>
    </style:style>
    <style:style style:name="Tableau10.B" style:family="table-column">
      <style:table-column-properties style:column-width="4.26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81e4f"/>
    </style:style>
    <style:style style:name="P2" style:family="paragraph" style:parent-style-name="Standard">
      <style:paragraph-properties>
        <style:tab-stops>
          <style:tab-stop style:position="2.725cm"/>
        </style:tab-stops>
      </style:paragraph-properties>
      <style:text-properties officeooo:paragraph-rsid="00181e4f"/>
    </style:style>
    <style:style style:name="P3" style:family="paragraph" style:parent-style-name="Standard">
      <style:text-properties officeooo:rsid="000894f9" officeooo:paragraph-rsid="00181e4f"/>
    </style:style>
    <style:style style:name="P4" style:family="paragraph" style:parent-style-name="Standard">
      <style:text-properties officeooo:rsid="00091d19" officeooo:paragraph-rsid="00181e4f"/>
    </style:style>
    <style:style style:name="P5" style:family="paragraph" style:parent-style-name="Standard">
      <style:text-properties fo:font-weight="bold" officeooo:paragraph-rsid="00181e4f" style:font-weight-asian="bold" style:font-weight-complex="bold"/>
    </style:style>
    <style:style style:name="P6" style:family="paragraph" style:parent-style-name="Standard">
      <style:text-properties fo:font-weight="bold" officeooo:rsid="00181e4f" officeooo:paragraph-rsid="00181e4f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2.725cm"/>
        </style:tab-stops>
      </style:paragraph-properties>
      <style:text-properties officeooo:rsid="00181e4f" officeooo:paragraph-rsid="00181e4f"/>
    </style:style>
    <style:style style:name="P8" style:family="paragraph" style:parent-style-name="Standard">
      <style:text-properties officeooo:rsid="00181e4f" officeooo:paragraph-rsid="00181e4f"/>
    </style:style>
    <style:style style:name="P9" style:family="paragraph" style:parent-style-name="Standard">
      <style:paragraph-properties>
        <style:tab-stops>
          <style:tab-stop style:position="2.725cm"/>
        </style:tab-stops>
      </style:paragraph-properties>
      <style:text-properties officeooo:rsid="000a7654" officeooo:paragraph-rsid="00181e4f"/>
    </style:style>
    <style:style style:name="P10" style:family="paragraph" style:parent-style-name="Standard">
      <style:text-properties fo:font-weight="normal" officeooo:rsid="00181e4f" officeooo:paragraph-rsid="00181e4f" style:font-weight-asian="normal" style:font-weight-complex="normal"/>
    </style:style>
    <style:style style:name="P11" style:family="paragraph" style:parent-style-name="Table_20_Contents">
      <style:text-properties officeooo:paragraph-rsid="00181e4f"/>
    </style:style>
    <style:style style:name="P12" style:family="paragraph" style:parent-style-name="Table_20_Contents">
      <style:text-properties fo:font-weight="bold" officeooo:rsid="00181e4f" officeooo:paragraph-rsid="00181e4f" style:font-weight-asian="bold" style:font-weight-complex="bold"/>
    </style:style>
    <style:style style:name="P13" style:family="paragraph" style:parent-style-name="Table_20_Contents">
      <style:text-properties officeooo:rsid="00181e4f" officeooo:paragraph-rsid="00181e4f"/>
    </style:style>
    <style:style style:name="P14" style:family="paragraph" style:parent-style-name="Standard">
      <style:paragraph-properties fo:break-before="page"/>
      <style:text-properties fo:font-weight="bold" officeooo:rsid="00181e4f" officeooo:paragraph-rsid="00181e4f" style:font-weight-asian="bold" style:font-weight-complex="bold"/>
    </style:style>
    <style:style style:name="P15" style:family="paragraph" style:parent-style-name="Standard" style:list-style-name="L33">
      <style:text-properties officeooo:rsid="000894f9" officeooo:paragraph-rsid="00181e4f"/>
    </style:style>
    <style:style style:name="P16" style:family="paragraph" style:parent-style-name="Standard" style:list-style-name="L33">
      <style:text-properties officeooo:rsid="000894f9" officeooo:paragraph-rsid="00220a85"/>
    </style:style>
    <style:style style:name="P17" style:family="paragraph" style:parent-style-name="Standard" style:list-style-name="L34">
      <style:text-properties officeooo:rsid="00091d19" officeooo:paragraph-rsid="00181e4f"/>
    </style:style>
    <style:style style:name="P18" style:family="paragraph" style:parent-style-name="Standard" style:list-style-name="L34">
      <style:text-properties officeooo:rsid="00091d19" officeooo:paragraph-rsid="00205ec1"/>
    </style:style>
    <style:style style:name="P19" style:family="paragraph" style:parent-style-name="Standard" style:list-style-name="L35">
      <style:text-properties officeooo:rsid="00091d19" officeooo:paragraph-rsid="00181e4f"/>
    </style:style>
    <style:style style:name="P20" style:family="paragraph" style:parent-style-name="Standard" style:list-style-name="L35">
      <style:text-properties officeooo:rsid="00181e4f" officeooo:paragraph-rsid="00181e4f"/>
    </style:style>
    <style:style style:name="P21" style:family="paragraph" style:parent-style-name="Standard">
      <style:paragraph-properties>
        <style:tab-stops>
          <style:tab-stop style:position="2.725cm"/>
        </style:tab-stops>
      </style:paragraph-properties>
      <style:text-properties officeooo:rsid="00181e4f" officeooo:paragraph-rsid="002370e7"/>
    </style:style>
    <style:style style:name="P22" style:family="paragraph" style:parent-style-name="Standard">
      <style:text-properties officeooo:rsid="001b8d56" officeooo:paragraph-rsid="001b8d56"/>
    </style:style>
    <style:style style:name="P23" style:family="paragraph" style:parent-style-name="Standard">
      <style:text-properties officeooo:rsid="001bc578" officeooo:paragraph-rsid="001bc578"/>
    </style:style>
    <style:style style:name="P24" style:family="paragraph" style:parent-style-name="Standard">
      <style:text-properties officeooo:rsid="001bc578" officeooo:paragraph-rsid="002414b7"/>
    </style:style>
    <style:style style:name="P25" style:family="paragraph" style:parent-style-name="Standard">
      <style:text-properties officeooo:paragraph-rsid="00181e4f"/>
    </style:style>
    <style:style style:name="P26" style:family="paragraph" style:parent-style-name="Standard">
      <style:text-properties fo:font-weight="bold" officeooo:rsid="00181e4f" officeooo:paragraph-rsid="002370e7" style:font-weight-asian="bold" style:font-weight-complex="bold"/>
    </style:style>
    <style:style style:name="P27" style:family="paragraph" style:parent-style-name="Standard">
      <style:text-properties fo:font-weight="bold" officeooo:rsid="001b8d56" officeooo:paragraph-rsid="001b8d56" style:font-weight-asian="bold" style:font-weight-complex="bold"/>
    </style:style>
    <style:style style:name="P28" style:family="paragraph" style:parent-style-name="Standard">
      <style:text-properties fo:font-weight="bold" officeooo:rsid="001bc578" officeooo:paragraph-rsid="002414b7" style:font-weight-asian="bold" style:font-weight-complex="bold"/>
    </style:style>
    <style:style style:name="P29" style:family="paragraph" style:parent-style-name="Standard">
      <style:text-properties fo:font-weight="bold" officeooo:paragraph-rsid="002607e2" style:font-weight-asian="bold" style:font-weight-complex="bold"/>
    </style:style>
    <style:style style:name="P30" style:family="paragraph" style:parent-style-name="Standard">
      <style:text-properties officeooo:paragraph-rsid="002607e2"/>
    </style:style>
    <style:style style:name="P31" style:family="paragraph" style:parent-style-name="Standard">
      <style:paragraph-properties fo:break-before="page"/>
      <style:text-properties fo:font-weight="bold" officeooo:rsid="00181e4f" officeooo:paragraph-rsid="00181e4f" style:font-weight-asian="bold" style:font-weight-complex="bold"/>
    </style:style>
    <style:style style:name="P32" style:family="paragraph" style:parent-style-name="Standard">
      <style:paragraph-properties fo:break-before="page"/>
      <style:text-properties fo:font-weight="bold" officeooo:rsid="00181e4f" officeooo:paragraph-rsid="002370e7" style:font-weight-asian="bold" style:font-weight-complex="bold"/>
    </style:style>
    <style:style style:name="P33" style:family="paragraph" style:parent-style-name="Standard">
      <style:paragraph-properties fo:break-before="page"/>
      <style:text-properties fo:font-weight="bold" officeooo:rsid="001b8d56" officeooo:paragraph-rsid="002414b7" style:font-weight-asian="bold" style:font-weight-complex="bold"/>
    </style:style>
    <style:style style:name="P34" style:family="paragraph">
      <style:paragraph-properties fo:text-align="center"/>
    </style:style>
    <style:style style:name="T1" style:family="text">
      <style:text-properties officeooo:rsid="00181e4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94f9" style:font-weight-asian="bold" style:font-weight-complex="bold"/>
    </style:style>
    <style:style style:name="T4" style:family="text">
      <style:text-properties fo:font-weight="bold" officeooo:rsid="000a7654" style:font-weight-asian="bold" style:font-weight-complex="bold"/>
    </style:style>
    <style:style style:name="T5" style:family="text">
      <style:text-properties fo:font-weight="bold" officeooo:rsid="001db4f1" style:font-weight-asian="bold" style:font-weight-complex="bold"/>
    </style:style>
    <style:style style:name="T6" style:family="text">
      <style:text-properties fo:font-weight="bold" officeooo:rsid="00220a85" style:font-weight-asian="bold" style:font-weight-complex="bold"/>
    </style:style>
    <style:style style:name="T7" style:family="text">
      <style:text-properties fo:font-weight="bold" officeooo:rsid="002370e7" style:font-weight-asian="bold" style:font-weight-complex="bold"/>
    </style:style>
    <style:style style:name="T8" style:family="text">
      <style:text-properties fo:font-weight="bold" officeooo:rsid="002414b7" style:font-weight-asian="bold" style:font-weight-complex="bold"/>
    </style:style>
    <style:style style:name="T9" style:family="text">
      <style:text-properties officeooo:rsid="000894f9"/>
    </style:style>
    <style:style style:name="T10" style:family="text">
      <style:text-properties officeooo:rsid="00091d19"/>
    </style:style>
    <style:style style:name="T11" style:family="text">
      <style:text-properties officeooo:rsid="000a7654"/>
    </style:style>
    <style:style style:name="T12" style:family="text">
      <style:text-properties fo:font-weight="normal" officeooo:rsid="00181e4f" style:font-weight-asian="normal" style:font-weight-complex="normal"/>
    </style:style>
    <style:style style:name="T13" style:family="text">
      <style:text-properties fo:font-weight="normal" officeooo:rsid="001db4f1" style:font-weight-asian="normal" style:font-weight-complex="normal"/>
    </style:style>
    <style:style style:name="T14" style:family="text">
      <style:text-properties officeooo:rsid="001b8d56"/>
    </style:style>
    <style:style style:name="T15" style:family="text">
      <style:text-properties officeooo:rsid="001db4f1"/>
    </style:style>
    <style:style style:name="T16" style:family="text">
      <style:text-properties officeooo:rsid="0020488f"/>
    </style:style>
    <style:style style:name="T17" style:family="text">
      <style:text-properties officeooo:rsid="00205ec1"/>
    </style:style>
    <style:style style:name="T18" style:family="text">
      <style:text-properties officeooo:rsid="00220a85"/>
    </style:style>
    <style:style style:name="T19" style:family="text">
      <style:text-properties officeooo:rsid="002370e7"/>
    </style:style>
    <style:style style:name="T20" style:family="text">
      <style:text-properties officeooo:rsid="0023b797"/>
    </style:style>
    <style:style style:name="T21" style:family="text">
      <style:text-properties officeooo:rsid="002414b7"/>
    </style:style>
    <style:style style:name="T22" style:family="text">
      <style:text-properties officeooo:rsid="001fbb86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style:style style:name="gr1" style:family="graphic">
      <style:graphic-properties svg:stroke-width="0.101cm" svg:stroke-color="#000000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5.3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6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6.1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4.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9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2.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1cm" svg:stroke-color="#000000" draw:fill="solid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101cm" svg:stroke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7">DOSSIER D'ETUDE :</text:span></text:p>
      <text:p text:style-name="P21"><text:span text:style-name="T7">1/ Spécifications techniques :</text:span></text:p>
      <text:p text:style-name="P21"><text:span text:style-name="T7"/></text:p>
      <text:p text:style-name="P7"><text:span text:style-name="T2">Bundle </text:span>: HopitalBundle</text:p>
      <text:p text:style-name="P2"><text:span text:style-name="T3">Cas d'utilisation </text:span><text:span text:style-name="T9">: </text:span><text:span text:style-name="T1">Ajouter des patients</text:span></text:p>
      <text:p text:style-name="P3"><text:tab/><text:span text:style-name="T2">Acteur </text:span>: <text:span text:style-name="T15">Personnel administratifs</text:span></text:p>
      <text:p text:style-name="P3"><text:tab/><text:span text:style-name="T2">Parties prenantes et intérêts :</text:span></text:p>
      <text:list xml:id="list7958292620083100925" text:style-name="L33">
        <text:list-item>
          <text:p text:style-name="P15"><text:span text:style-name="T5">Personnel administratifs</text:span><text:span text:style-name="T2">: </text:span><text:span text:style-name="T1">ajoute un patient</text:span></text:p>
        </text:list-item>
        <text:list-item>
          <text:p text:style-name="P16"><text:span text:style-name="T6">Personnel infirmiers : </text:span><text:span text:style-name="T18">consulte les patients</text:span></text:p>
        </text:list-item>
      </text:list>
      <text:p text:style-name="P3"><text:tab/><text:span text:style-name="T2">Niveau </text:span>: <text:span text:style-name="T15">Objectif utilisateurs</text:span></text:p>
      <text:p text:style-name="P1"><text:span text:style-name="T9"><text:tab/></text:span><text:span text:style-name="T3">Porté </text:span><text:span text:style-name="T9">: </text:span><text:span text:style-name="T11">Question ouverte</text:span></text:p>
      <text:p text:style-name="P1"><text:span text:style-name="T11"><text:tab/></text:span><text:span text:style-name="T5">Pré-condition : </text:span><text:span text:style-name="T13">aucune</text:span></text:p>
      <text:p text:style-name="P1"><text:span text:style-name="T13"><text:tab/></text:span><text:span text:style-name="T5">Post-condition : </text:span><text:span text:style-name="T13">Les données enregistré par le secrétaire sont accessible pour le personnel infirmiers</text:span></text:p>
      <text:p text:style-name="P3"><text:tab/><text:span text:style-name="T2">Scénario nominal :</text:span></text:p>
      <text:list xml:id="list5310809439884829354" text:style-name="L34">
        <text:list-item>
          <text:p text:style-name="P17">le <text:span text:style-name="T16">personnel administratifs</text:span> <text:span text:style-name="T17">clique sur le formulaire pour ajouter un patient</text:span></text:p>
        </text:list-item>
        <text:list-item>
          <text:p text:style-name="P18"><text:span text:style-name="T17">le personnel administratifs ajoute toute les informations demandés afin de créer un patient</text:span></text:p>
        </text:list-item>
        <text:list-item>
          <text:p text:style-name="P18"><text:span text:style-name="T17">le personnel administratifs enregistre les informations</text:span></text:p>
        </text:list-item>
      </text:list>
      <text:p text:style-name="P4"><text:tab/><text:span text:style-name="T2">Extension </text:span>:</text:p>
      <text:p text:style-name="P2"><text:span text:style-name="T10"><text:tab/></text:span><text:span text:style-name="T4">Contraintes </text:span><text:span text:style-name="T11">: Temps de réponses</text:span></text:p>
      <text:p text:style-name="P9"/>
      <text:p text:style-name="P2"><text:span text:style-name="T3">Cas d'utilisation</text:span><text:span text:style-name="T9"> : </text:span><text:span text:style-name="T1">Modifier patient</text:span></text:p>
      <text:p text:style-name="P3"><text:tab/><text:span text:style-name="T2">Acteur </text:span>: <text:span text:style-name="T1">secrétaire</text:span></text:p>
      <text:p text:style-name="P3"><text:tab/><text:span text:style-name="T2">Parties prenantes et intérêts </text:span>:</text:p>
      <text:list xml:id="list35262751" text:continue-list="list7958292620083100925" text:style-name="L33">
        <text:list-item>
          <text:p text:style-name="P15"><text:span text:style-name="T2">Secrétaire </text:span>: <text:span text:style-name="T1">modifier un patient</text:span></text:p>
        </text:list-item>
      </text:list>
      <text:p text:style-name="P3"><text:tab/><text:span text:style-name="T2">Niveau </text:span>:</text:p>
      <text:p text:style-name="P1"><text:span text:style-name="T9"><text:tab/></text:span><text:span text:style-name="T3">Porté </text:span><text:span text:style-name="T9">: </text:span><text:span text:style-name="T11">Question ouverte</text:span></text:p>
      <text:p text:style-name="P3"><text:tab/><text:span text:style-name="T2">Scénario nominal :</text:span></text:p>
      <text:list xml:id="list4413630144701935454" text:style-name="L35">
        <text:list-item>
          <text:p text:style-name="P20">le secrétaire parcours la liste des patients</text:p>
        </text:list-item>
        <text:list-item>
          <text:p text:style-name="P19">le secrétaire <text:span text:style-name="T1">choisit le patient</text:span></text:p>
        </text:list-item>
        <text:list-item>
          <text:p text:style-name="P20">le secrétaire modifie les informations du patient</text:p>
        </text:list-item>
        <text:list-item>
          <text:p text:style-name="P20">le secrétaire valide</text:p>
        </text:list-item>
      </text:list>
      <text:p text:style-name="P4"><text:tab/><text:span text:style-name="T2">Extension </text:span>:</text:p>
      <text:p text:style-name="P2"><text:span text:style-name="T10"><text:tab/></text:span><text:span text:style-name="T4">Contraintes </text:span><text:span text:style-name="T11">: Temps de réponses </text:span><text:span text:style-name="T17">qui ne doit pas excéder 3 secondes </text:span></text:p>
      <text:p text:style-name="P14"><draw:frame text:anchor-type="paragraph" draw:z-index="1" draw:style-name="gr2" svg:width="7.303cm" svg:height="5.398cm" svg:x="3.235cm" svg:y="10.806cm"><draw:text-box><text:p text:style-name="P34"><text:span text:style-name="T23">Ajouter Patient</text:span></text:p><text:p text:style-name="P34"><text:span text:style-name="T23"/></text:p><text:p>Ajout des info</text:p><text:p>nom, prénom, dateNaiss, dateArriver, dateSortie, service, chambre, lit</text:p><text:p/></draw:text-box></draw:frame><draw:frame text:anchor-type="paragraph" draw:z-index="3" draw:style-name="gr3" svg:width="7.436cm" svg:height="6.43cm" svg:x="3.764cm" svg:y="19.881cm"><draw:text-box><text:p text:style-name="P34"><text:span text:style-name="T23">Modifier Patient</text:span></text:p><text:p/><text:p>Choix du patient dans la liste des patients(Afficher Patient).</text:p><text:p/></draw:text-box></draw:frame><draw:rect text:anchor-type="paragraph" draw:z-index="4" draw:style-name="gr1" draw:text-style-name="P34" svg:width="7.039cm" svg:height="6.298cm" svg:x="2.944cm" svg:y="1.916cm"><text:p/></draw:rect><draw:frame text:anchor-type="paragraph" draw:z-index="5" draw:style-name="gr4" draw:text-style-name="P34" svg:width="6.536cm" svg:height="6.166cm" svg:x="2.944cm" svg:y="2.048cm"><draw:text-box><text:p text:style-name="P34"><text:span text:style-name="T23">Accueil</text:span></text:p><text:p/><text:p>- Présentation</text:p><text:p>- Afficher patients</text:p><text:p>- Ajouter patient</text:p><text:p>- Afficher services</text:p></draw:text-box></draw:frame><draw:rect text:anchor-type="paragraph" draw:z-index="0" draw:style-name="gr1" draw:text-style-name="P34" svg:width="7.727cm" svg:height="4.525cm" svg:x="2.812cm" svg:y="10.379cm"><text:p/></draw:rect><draw:rect text:anchor-type="paragraph" draw:z-index="2" draw:style-name="gr1" draw:text-style-name="P34" svg:width="7.753cm" svg:height="4.922cm" svg:x="2.796cm" svg:y="18.884cm"><text:p/></draw:rect>IHM et enchaînement écran </text:p>
      <text:p text:style-name="P14">Les contrôleurs :</text:p>
      <text:p text:style-name="P6"/>
      <text:p text:style-name="P10">http://localhost/SymfonyPPE/web/app_dev.php/hopital/...</text:p>
      <text:p text:style-name="P6"/>
      <text:p text:style-name="P5"><text:span text:style-name="T12">DefaultController </text:span><text:span text:style-name="T1">:<text:tab/></text:span><text:span text:style-name="T12">modifierPatientAction</text:span></text:p>
      <text:p text:style-name="P10"><text:tab/><text:tab/><text:tab/>ajouterPatientAction</text:p>
      <text:p text:style-name="P10"><text:tab/><text:tab/><text:tab/>serviceAction</text:p>
      <text:p text:style-name="P10"><text:tab/><text:tab/><text:tab/>patientAction</text:p>
      <text:p text:style-name="P10"><text:tab/><text:tab/><text:tab/>presentationAction<text:tab/></text:p>
      <text:p text:style-name="P10"><text:tab/><text:tab/><text:tab/>indexAction</text:p>
      <text:p text:style-name="P10"/>
      <text:p text:style-name="P6">Rooting :</text:p>
      <text:p text:style-name="P6"/>
      <text:p text:style-name="P10">/accueil</text:p>
      <text:p text:style-name="P10">/presentation</text:p>
      <text:p text:style-name="P10">/ajouterPatient</text:p>
      <text:p text:style-name="P10">/patient</text:p>
      <text:p text:style-name="P10">/modifierPatient</text:p>
      <text:p text:style-name="P10">/service</text:p>
      <text:p text:style-name="P10"/>
      <text:p text:style-name="P6">BDD</text:p>
      <text:p text:style-name="P6"><draw:rect text:anchor-type="paragraph" draw:z-index="6" draw:style-name="gr1" draw:text-style-name="P34" svg:width="5.509cm" svg:height="3.786cm" svg:x="0.25cm" svg:y="1.032cm"><text:p/></draw:rect><draw:frame text:anchor-type="paragraph" draw:z-index="7" draw:style-name="gr5" draw:text-style-name="P34" svg:width="5.635cm" svg:height="4.421cm" svg:x="0.501cm" svg:y="1.281cm"><draw:text-box><text:p text:style-name="P34"><text:span text:style-name="T2">Patient</text:span></text:p><text:p>Nom</text:p><text:p>Prenom</text:p><text:p>DateNaiss</text:p><text:p>DateArriver</text:p><text:p>DateSortie</text:p><text:p/></draw:text-box></draw:frame><draw:rect text:anchor-type="paragraph" draw:z-index="8" draw:style-name="gr1" draw:text-style-name="P34" svg:width="4.793cm" svg:height="2.834cm" svg:x="8.562cm" svg:y="1.3cm"><text:p/></draw:rect><draw:frame text:anchor-type="paragraph" draw:z-index="9" draw:style-name="gr6" draw:text-style-name="P34" svg:width="3.643cm" svg:height="2.585cm" svg:x="8.779cm" svg:y="1.549cm"><draw:text-box><text:p text:style-name="P34"><text:span text:style-name="T2">Service</text:span></text:p><text:p>Id </text:p><text:p>Libelle</text:p></draw:text-box></draw:frame><draw:rect text:anchor-type="paragraph" draw:z-index="10" draw:style-name="gr1" draw:text-style-name="P34" svg:width="5.169cm" svg:height="2.273cm" svg:x="2.771cm" svg:y="7.401cm"><text:p/></draw:rect><draw:frame text:anchor-type="paragraph" draw:z-index="11" draw:style-name="gr7" draw:text-style-name="P34" svg:width="4.795cm" svg:height="1.992cm" svg:x="3.145cm" svg:y="7.682cm"><draw:text-box><text:p text:style-name="P34"><text:span text:style-name="T2">Lit</text:span></text:p><text:p>Id</text:p><text:p>Libelle</text:p><text:p/></draw:text-box></draw:frame><draw:rect text:anchor-type="paragraph" draw:z-index="12" draw:style-name="gr1" draw:text-style-name="P34" svg:width="4.763cm" svg:height="2.366cm" svg:x="10.522cm" svg:y="7.527cm"><text:p/></draw:rect><draw:frame text:anchor-type="paragraph" draw:z-index="13" draw:style-name="gr8" svg:width="4.421cm" svg:height="2.181cm" svg:x="10.709cm" svg:y="7.712cm"><draw:text-box><text:p text:style-name="P34"><text:span text:style-name="T2">Chambre</text:span></text:p><text:p>Id </text:p><text:p>libelle</text:p></draw:text-box></draw:frame><draw:line text:anchor-type="paragraph" draw:z-index="14" draw:style-name="gr9" draw:text-style-name="P34" svg:x1="5.759cm" svg:y1="3.105cm" svg:x2="8.562cm" svg:y2="3.073cm"><text:p/></draw:line><draw:line text:anchor-type="paragraph" draw:z-index="15" draw:style-name="gr10" draw:text-style-name="P34" svg:x1="7.939cm" svg:y1="8.712cm" svg:x2="10.521cm" svg:y2="8.867cm"><text:p/></draw:line><draw:line text:anchor-type="paragraph" draw:z-index="16" draw:style-name="gr1" draw:text-style-name="P34" svg:x1="6.382cm" svg:y1="7.401cm" svg:x2="10.024cm" svg:y2="4.133cm"><text:p/></draw:line></text:p>
      <text:p text:style-name="P32"><text:span text:style-name="T19">Diagrammes de classes</text:span></text:p>
      <text:p text:style-name="P26"><draw:frame draw:style-name="fr1" draw:name="images2" text:anchor-type="paragraph" svg:x="6.163cm" svg:y="0.023cm" svg:width="3.307cm" svg:height="2.992cm" draw:z-index="18"><draw:image xlink:href="Pictures/2000000900000CEC00000BAFE6B63816.svm" xlink:type="simple" xlink:show="embed" xlink:actuate="onLoad"/></draw:frame><draw:frame draw:style-name="fr1" draw:name="images1" text:anchor-type="paragraph" svg:x="0.111cm" svg:y="0.071cm" svg:width="3.521cm" svg:height="3.097cm" draw:z-index="17"><draw:image xlink:href="Pictures/2000000900000DC000000C190EF52CA8.svm" xlink:type="simple" xlink:show="embed" xlink:actuate="onLoad"/></draw:frame><draw:frame draw:style-name="fr1" draw:name="images6" text:anchor-type="paragraph" svg:x="12.843cm" svg:y="0.467cm" svg:width="2.566cm" svg:height="2.143cm" draw:z-index="22"><draw:image xlink:href="Pictures/2000000900000A0700000860388D8858.svm" xlink:type="simple" xlink:show="embed" xlink:actuate="onLoad"/></draw:frame><text:span text:style-name="T19"/></text:p>
      <text:p text:style-name="P26"><text:span text:style-name="T19"/></text:p>
      <text:p text:style-name="P26"><text:span text:style-name="T19"/></text:p>
      <text:p text:style-name="P26"><draw:custom-shape text:anchor-type="paragraph" draw:z-index="23" draw:style-name="gr11" svg:width="3.331cm" svg:height="0.249cm" svg:x="3.099cm" svg:y="0.31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5" draw:style-name="gr11" svg:width="3.592cm" svg:height="0.094cm" svg:x="9.469cm" svg:y="0.1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9"/></text:p>
      <text:p text:style-name="P26"><draw:custom-shape text:anchor-type="paragraph" draw:z-index="26" draw:style-name="gr11" svg:width="0.188cm" svg:height="1.495cm" svg:x="13.621cm" svg:y="0.11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9"/></text:p>
      <text:p text:style-name="P26"><text:span text:style-name="T19"/></text:p>
      <text:p text:style-name="P26"><draw:frame draw:style-name="fr1" draw:name="images3" text:anchor-type="paragraph" svg:x="11.485cm" svg:y="0.272cm" svg:width="3.307cm" svg:height="4.156cm" draw:z-index="19"><draw:image xlink:href="Pictures/2000000900000CEC0000103B22ED3EA3.svm" xlink:type="simple" xlink:show="embed" xlink:actuate="onLoad"/></draw:frame><text:span text:style-name="T19"/></text:p>
      <text:p text:style-name="P26"><text:span text:style-name="T19"/></text:p>
      <text:p text:style-name="P26"><draw:frame draw:style-name="fr1" draw:name="images4" text:anchor-type="paragraph" svg:x="-0.215cm" svg:y="0.201cm" svg:width="4.048cm" svg:height="1.827cm" draw:z-index="20"><draw:image xlink:href="Pictures/2000000900000FD100000723CD8AAFDA.svm" xlink:type="simple" xlink:show="embed" xlink:actuate="onLoad"/></draw:frame><draw:frame draw:style-name="fr1" draw:name="images5" text:anchor-type="paragraph" svg:x="4.56cm" svg:y="0.388cm" svg:width="3.836cm" svg:height="2.251cm" draw:z-index="21"><draw:image xlink:href="Pictures/2000000900000EFD000008CA3E465840.svm" xlink:type="simple" xlink:show="embed" xlink:actuate="onLoad"/></draw:frame><text:span text:style-name="T19"/></text:p>
      <text:p text:style-name="P26"><text:span text:style-name="T19"/></text:p>
      <text:p text:style-name="P26"><draw:custom-shape text:anchor-type="paragraph" draw:z-index="24" draw:style-name="gr11" svg:width="4.234cm" svg:height="0.343cm" svg:x="7.645cm" svg:y="0.4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9"/></text:p>
      <text:p text:style-name="P26"><text:span text:style-name="T19"/></text:p>
      <text:p text:style-name="P26"><text:span text:style-name="T19"/></text:p>
      <text:p text:style-name="P26"><text:span text:style-name="T19"/></text:p>
      <text:p text:style-name="P26"><text:span text:style-name="T19"/></text:p>
      <text:p text:style-name="P26"><text:span text:style-name="T19">Diagramme états-transitions</text:span></text:p>
      <text:p text:style-name="P14">Test <text:span text:style-name="T20">d'acceptation par processus</text:span></text:p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2">NoTest</text:p>
          </table:table-cell>
          <table:table-cell table:style-name="Tableau1.A1" office:value-type="string">
            <text:p text:style-name="P12">Type Scénario</text:p>
          </table:table-cell>
          <table:table-cell table:style-name="Tableau1.A1" office:value-type="string">
            <text:p text:style-name="P12">Description</text:p>
          </table:table-cell>
          <table:table-cell table:style-name="Tableau1.D1" office:value-type="string">
            <text:p text:style-name="P12">Résultat du test</text:p>
          </table:table-cell>
        </table:table-row>
        <table:table-row>
          <table:table-cell table:style-name="Tableau1.A2" office:value-type="string">
            <text:p text:style-name="P13">A1</text:p>
          </table:table-cell>
          <table:table-cell table:style-name="Tableau1.A2" office:value-type="string">
            <text:p text:style-name="P13">Normal</text:p>
          </table:table-cell>
          <table:table-cell table:style-name="Tableau1.A2" office:value-type="string">
            <text:p text:style-name="P13">L'utilisateur ajoute un patient</text:p>
          </table:table-cell>
          <table:table-cell table:style-name="Tableau1.D2" office:value-type="string">
            <text:p text:style-name="Table_20_Contents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2">Résultat attendus</text:p>
          </table:table-cell>
          <table:table-cell table:style-name="Tableau2.B1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13">L'utilisateur clique sur l'onglet ajouter un patient</text:p>
            <text:p text:style-name="P13">Entre toute les données demander</text:p>
            <text:p text:style-name="P13">Valider <text:s/></text:p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P8"/>
      <text:p text:style-name="P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12">NoTest</text:p>
          </table:table-cell>
          <table:table-cell table:style-name="Tableau5.A1" office:value-type="string">
            <text:p text:style-name="P12">Type Scénario</text:p>
          </table:table-cell>
          <table:table-cell table:style-name="Tableau5.A1" office:value-type="string">
            <text:p text:style-name="P12">Description</text:p>
          </table:table-cell>
          <table:table-cell table:style-name="Tableau5.D1" office:value-type="string">
            <text:p text:style-name="P12">Résultat du test</text:p>
          </table:table-cell>
        </table:table-row>
        <table:table-row>
          <table:table-cell table:style-name="Tableau5.A2" office:value-type="string">
            <text:p text:style-name="P13">A1-2</text:p>
          </table:table-cell>
          <table:table-cell table:style-name="Tableau5.A2" office:value-type="string">
            <text:p text:style-name="P13">Exception</text:p>
          </table:table-cell>
          <table:table-cell table:style-name="Tableau5.A2" office:value-type="string">
            <text:p text:style-name="P13">L'utilisateur ajoute un patient et n'entre pas toute les données demander</text:p>
          </table:table-cell>
          <table:table-cell table:style-name="Tableau5.D2" office:value-type="string">
            <text:p text:style-name="P11"/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2">Résultat attendus</text:p>
          </table:table-cell>
          <table:table-cell table:style-name="Tableau6.B1" office:value-type="string">
            <text:p text:style-name="P11"/>
          </table:table-cell>
        </table:table-row>
        <table:table-row>
          <table:table-cell table:style-name="Tableau6.A2" office:value-type="string">
            <text:p text:style-name="P13">Affichage d'un message d'erreur lui d<text:span text:style-name="T14">emandant</text:span> d'entrer les informations manquante</text:p>
          </table:table-cell>
          <table:table-cell table:style-name="Tableau6.B2" office:value-type="string">
            <text:p text:style-name="P11"/>
          </table:table-cell>
        </table:table-row>
      </table:table>
      <text:p text:style-name="P8"/>
      <text:p text:style-name="P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2">NoTest</text:p>
          </table:table-cell>
          <table:table-cell table:style-name="Tableau3.A1" office:value-type="string">
            <text:p text:style-name="P12">Type Scénario</text:p>
          </table:table-cell>
          <table:table-cell table:style-name="Tableau3.A1" office:value-type="string">
            <text:p text:style-name="P12">Description</text:p>
          </table:table-cell>
          <table:table-cell table:style-name="Tableau3.D1" office:value-type="string">
            <text:p text:style-name="P12">Résultat du test</text:p>
          </table:table-cell>
        </table:table-row>
        <table:table-row>
          <table:table-cell table:style-name="Tableau3.A2" office:value-type="string">
            <text:p text:style-name="P13">A2</text:p>
          </table:table-cell>
          <table:table-cell table:style-name="Tableau3.A2" office:value-type="string">
            <text:p text:style-name="P13">Normal</text:p>
          </table:table-cell>
          <table:table-cell table:style-name="Tableau3.A2" office:value-type="string">
            <text:p text:style-name="P13">L'utilisateur modifie un patient</text:p>
          </table:table-cell>
          <table:table-cell table:style-name="Tableau3.D2" office:value-type="string">
            <text:p text:style-name="P11"/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2">Résultat attendus</text:p>
          </table:table-cell>
          <table:table-cell table:style-name="Tableau4.B1" office:value-type="string">
            <text:p text:style-name="P11"/>
          </table:table-cell>
        </table:table-row>
        <table:table-row>
          <table:table-cell table:style-name="Tableau4.A2" office:value-type="string">
            <text:p text:style-name="P13">L'utilisateur clique sur l'onglet afficher les patients</text:p>
            <text:p text:style-name="P13">Changer les données souhaiter en complétant tout les champs</text:p>
            <text:p text:style-name="P13">Valider <text:s/></text:p>
          </table:table-cell>
          <table:table-cell table:style-name="Tableau4.B2" office:value-type="string">
            <text:p text:style-name="P11"/>
          </table:table-cell>
        </table:table-row>
      </table:table>
      <text:p text:style-name="P8"/>
      <text:p text:style-name="P8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office:value-type="string">
            <text:p text:style-name="P12">NoTest</text:p>
          </table:table-cell>
          <table:table-cell table:style-name="Tableau7.A1" office:value-type="string">
            <text:p text:style-name="P12">Type Scénario</text:p>
          </table:table-cell>
          <table:table-cell table:style-name="Tableau7.A1" office:value-type="string">
            <text:p text:style-name="P12">Description</text:p>
          </table:table-cell>
          <table:table-cell table:style-name="Tableau7.D1" office:value-type="string">
            <text:p text:style-name="P12">Résultat du test</text:p>
          </table:table-cell>
        </table:table-row>
        <table:table-row>
          <table:table-cell table:style-name="Tableau7.A2" office:value-type="string">
            <text:p text:style-name="P13">A3</text:p>
          </table:table-cell>
          <table:table-cell table:style-name="Tableau7.A2" office:value-type="string">
            <text:p text:style-name="P13">Normal</text:p>
          </table:table-cell>
          <table:table-cell table:style-name="Tableau7.A2" office:value-type="string">
            <text:p text:style-name="P13">L'utilisateur ajoute un patient dans un service</text:p>
          </table:table-cell>
          <table:table-cell table:style-name="Tableau7.D2" office:value-type="string">
            <text:p text:style-name="P11"/>
          </table:table-cell>
        </table:table-row>
      </table:table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2">Résultat attendus</text:p>
          </table:table-cell>
          <table:table-cell table:style-name="Tableau8.B1" office:value-type="string">
            <text:p text:style-name="P11"/>
          </table:table-cell>
        </table:table-row>
        <table:table-row>
          <table:table-cell table:style-name="Tableau8.A2" office:value-type="string">
            <text:p text:style-name="P13">L'utilisateur clique sur l'onglet afficher tout les patients</text:p>
            <text:p text:style-name="P13">Modifie le service associés au patient</text:p>
            <text:p text:style-name="P13">Valider <text:s/></text:p>
          </table:table-cell>
          <table:table-cell table:style-name="Tableau8.B2" office:value-type="string">
            <text:p text:style-name="P11"/>
          </table:table-cell>
        </table:table-row>
      </table:table>
      <text:p text:style-name="P8"/>
      <text:p text:style-name="P8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row>
          <table:table-cell table:style-name="Tableau9.A1" office:value-type="string">
            <text:p text:style-name="P12">NoTest</text:p>
          </table:table-cell>
          <table:table-cell table:style-name="Tableau9.A1" office:value-type="string">
            <text:p text:style-name="P12">Type Scénario</text:p>
          </table:table-cell>
          <table:table-cell table:style-name="Tableau9.A1" office:value-type="string">
            <text:p text:style-name="P12">Description</text:p>
          </table:table-cell>
          <table:table-cell table:style-name="Tableau9.D1" office:value-type="string">
            <text:p text:style-name="P12">Résultat du test</text:p>
          </table:table-cell>
        </table:table-row>
        <table:table-row>
          <table:table-cell table:style-name="Tableau9.A2" office:value-type="string">
            <text:p text:style-name="P13">A4</text:p>
          </table:table-cell>
          <table:table-cell table:style-name="Tableau9.A2" office:value-type="string">
            <text:p text:style-name="P13">Normal</text:p>
          </table:table-cell>
          <table:table-cell table:style-name="Tableau9.A2" office:value-type="string">
            <text:p text:style-name="P13">L'utilisateur supprime un patient d'un service</text:p>
          </table:table-cell>
          <table:table-cell table:style-name="Tableau9.D2" office:value-type="string">
            <text:p text:style-name="P11"/>
          </table:table-cell>
        </table:table-row>
      </table:table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2">Résultat attendus</text:p>
          </table:table-cell>
          <table:table-cell table:style-name="Tableau10.B1" office:value-type="string">
            <text:p text:style-name="P11"/>
          </table:table-cell>
        </table:table-row>
        <table:table-row>
          <table:table-cell table:style-name="Tableau10.A2" office:value-type="string">
            <text:p text:style-name="P13">L'utilisateur clique sur l'onglet afficher tout les patients</text:p>
            <text:p text:style-name="P13">Modifie le service (pas de service)</text:p>
            <text:p text:style-name="P13">Valider <text:s/></text:p>
          </table:table-cell>
          <table:table-cell table:style-name="Tableau10.B2" office:value-type="string">
            <text:p text:style-name="P11"/>
          </table:table-cell>
        </table:table-row>
      </table:table>
      <text:p text:style-name="P8"/>
      <text:p text:style-name="P8"/>
      <text:p text:style-name="P8"/>
      <text:p text:style-name="P33"><text:span text:style-name="T21">Description du jeu d'essai</text:span></text:p>
      <text:p text:style-name="P22"/>
      <text:p text:style-name="P22"/>
      <text:p text:style-name="P22"/>
      <text:p text:style-name="P27">Liste utilisateurs avec leurs rôle :</text:p>
      <text:p text:style-name="P22"/>
      <text:p text:style-name="P23"><text:span text:style-name="T2">Personnels </text:span><text:span text:style-name="T8">administratifs</text:span><text:span text:style-name="T2">:</text:span><text:tab/>- Ajoute le patient</text:p>
      <text:p text:style-name="P23"><text:tab/><text:tab/><text:tab/><text:tab/>- <text:span text:style-name="T21">Modifie le patient</text:span></text:p>
      <text:p text:style-name="P23"><text:span text:style-name="T21"><text:tab/><text:tab/><text:tab/><text:tab/>- Affecte un lit et une chambre à un patient</text:span></text:p>
      <text:p text:style-name="P23"><text:span text:style-name="T21"><text:tab/><text:tab/><text:tab/><text:tab/>- Ajoute le patient à un service</text:span></text:p>
      <text:p text:style-name="P23"/>
      <text:p text:style-name="P24"><text:span text:style-name="T8">Personnels infirmiers : </text:span><text:span text:style-name="T21"><text:tab/>- Consulte les patients</text:span></text:p>
      <text:p text:style-name="P24"><text:span text:style-name="T21"/></text:p>
      <text:p text:style-name="P24"><text:span text:style-name="T21"/></text:p>
      <text:p text:style-name="P28"><text:span text:style-name="T21">Liste des écrans accessibles pour chaque rôle :</text:span></text:p>
      <text:p text:style-name="P28"><text:span text:style-name="T21"/></text:p>
      <text:p text:style-name="P28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4:05:11.45</meta:creation-date>
    <dc:date>2016-11-15T15:09:04.30</dc:date>
    <meta:editing-duration>PT1H12M4S</meta:editing-duration>
    <meta:editing-cycles>14</meta:editing-cycles>
    <meta:generator>LibreOffice/4.0.3.3$Windows_x86 LibreOffice_project/0eaa50a932c8f2199a615e1eb30f7ac74279539</meta:generator>
    <meta:document-statistic meta:table-count="10" meta:image-count="6" meta:object-count="0" meta:page-count="6" meta:paragraph-count="112" meta:word-count="417" meta:character-count="2935" meta:non-whitespace-character-count="2585"/>
  </office:meta>
</office:document-meta>
</file>